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number-columns-repeated="2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15.2" calcext:value-type="float">
            <text:p>15,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\\ \hline</text:p>
          </table:table-cell>
          <table:table-cell/>
          <table:table-cell table:formula="of:=[.D1]/[.C1]" office:value-type="float" office:value="0.76" calcext:value-type="float">
            <text:p>0,76</text:p>
          </table:table-cell>
          <table:table-cell table:formula="of:=[.H1]*[.H1]" office:value-type="float" office:value="0.5776" calcext:value-type="float">
            <text:p>0,577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4.1" calcext:value-type="float">
            <text:p>34,1</text:p>
          </table:table-cell>
          <table:table-cell table:formula="of:=[.M1]/[.$L$1]" office:value-type="float" office:value="0.8525" calcext:value-type="float">
            <text:p>0,8525</text:p>
          </table:table-cell>
          <table:table-cell office:value-type="string" calcext:value-type="string">
            <text:p>Tsr</text:p>
          </table:table-cell>
          <table:table-cell office:value-type="string" calcext:value-type="string">
            <text:p>u(a)</text:p>
          </table:table-cell>
          <table:table-cell/>
          <table:table-cell table:formula="of:=[.N1]-[.$O$2]" office:value-type="float" office:value="-0.0209999999999999" calcext:value-type="float">
            <text:p>-0,021</text:p>
          </table:table-cell>
          <table:table-cell table:formula="of:=[.R1]*[.R1]" office:value-type="float" office:value="0.000440999999999996" calcext:value-type="float">
            <text:p>0,000441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office:value-type="string" calcext:value-type="string">
            <text:p><text:tab/><text:tab/><text:tab/>2 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13.3" calcext:value-type="float">
            <text:p>13,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\\ \hline</text:p>
          </table:table-cell>
          <table:table-cell/>
          <table:table-cell table:formula="of:=[.D2]/[.C2]" office:value-type="float" office:value="0.665" calcext:value-type="float">
            <text:p>0,665</text:p>
          </table:table-cell>
          <table:table-cell table:formula="of:=[.H2]*[.H2]" office:value-type="float" office:value="0.442225" calcext:value-type="float">
            <text:p>0,442225</text:p>
          </table:table-cell>
          <table:table-cell table:number-columns-repeated="3"/>
          <table:table-cell office:value-type="float" office:value="35.1" calcext:value-type="float">
            <text:p>35,1</text:p>
          </table:table-cell>
          <table:table-cell table:formula="of:=[.M2]/[.$L$1]" office:value-type="float" office:value="0.8775" calcext:value-type="float">
            <text:p>0,8775</text:p>
          </table:table-cell>
          <table:table-cell table:formula="of:=AVERAGE([.N1:.N10])" office:value-type="float" office:value="0.8735" calcext:value-type="float">
            <text:p>0,8735</text:p>
          </table:table-cell>
          <table:table-cell table:formula="of:=SQRT([.S13])" office:value-type="float" office:value="0.00239211668240122" calcext:value-type="float">
            <text:p>0,0023921167</text:p>
          </table:table-cell>
          <table:table-cell/>
          <table:table-cell table:formula="of:=[.N2]-[.$O$2]" office:value-type="float" office:value="0.00400000000000011" calcext:value-type="float">
            <text:p>0,004</text:p>
          </table:table-cell>
          <table:table-cell table:formula="of:=[.R2]*[.R2]" office:value-type="float" office:value="0.0000160000000000009" calcext:value-type="float">
            <text:p>0,000016</text:p>
          </table:table-cell>
          <table:table-cell/>
          <table:table-cell table:formula="of:=(4*PI()*PI()*0.19)/([.O2]*[.O2])" office:value-type="float" office:value="9.8307696272559" calcext:value-type="float">
            <text:p>9,8307696273</text:p>
          </table:table-cell>
          <table:table-cell/>
          <table:table-cell table:formula="of:=(4*PI()*PI()*[.O17])/([.O2]*[.O2])" office:value-type="float" office:value="0.0517408927750311" calcext:value-type="float">
            <text:p>0,0517408928</text:p>
          </table:table-cell>
          <table:table-cell table:formula="of:=(8*PI()*PI()*0.19*[.P2])/([.O2]*[.O2]*[.O2])" office:value-type="float" office:value="0.0538439565568451" calcext:value-type="float">
            <text:p>0,0538439566</text:p>
          </table:table-cell>
        </table:table-row>
        <table:table-row table:style-name="ro1">
          <table:table-cell office:value-type="string" calcext:value-type="string">
            <text:p><text:tab/><text:tab/><text:tab/>3 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office:value-type="float" office:value="14.2" calcext:value-type="float">
            <text:p>14,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\\ \hline</text:p>
          </table:table-cell>
          <table:table-cell/>
          <table:table-cell table:formula="of:=[.D3]/[.C3]" office:value-type="float" office:value="0.71" calcext:value-type="float">
            <text:p>0,71</text:p>
          </table:table-cell>
          <table:table-cell table:formula="of:=[.H3]*[.H3]" office:value-type="float" office:value="0.5041" calcext:value-type="float">
            <text:p>0,5041</text:p>
          </table:table-cell>
          <table:table-cell table:number-columns-repeated="3"/>
          <table:table-cell office:value-type="float" office:value="35.1" calcext:value-type="float">
            <text:p>35,1</text:p>
          </table:table-cell>
          <table:table-cell table:formula="of:=[.M3]/[.$L$1]" office:value-type="float" office:value="0.8775" calcext:value-type="float">
            <text:p>0,8775</text:p>
          </table:table-cell>
          <table:table-cell table:number-columns-repeated="3"/>
          <table:table-cell table:formula="of:=[.N3]-[.$O$2]" office:value-type="float" office:value="0.00400000000000011" calcext:value-type="float">
            <text:p>0,004</text:p>
          </table:table-cell>
          <table:table-cell table:formula="of:=[.R3]*[.R3]" office:value-type="float" office:value="0.0000160000000000009" calcext:value-type="float">
            <text:p>0,0000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tab/><text:tab/><text:tab/>4 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14.3" calcext:value-type="float">
            <text:p>14,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\\ \hline</text:p>
          </table:table-cell>
          <table:table-cell/>
          <table:table-cell table:formula="of:=[.D4]/[.C4]" office:value-type="float" office:value="0.715" calcext:value-type="float">
            <text:p>0,715</text:p>
          </table:table-cell>
          <table:table-cell table:formula="of:=[.H4]*[.H4]" office:value-type="float" office:value="0.511225" calcext:value-type="float">
            <text:p>0,511225</text:p>
          </table:table-cell>
          <table:table-cell table:number-columns-repeated="3"/>
          <table:table-cell office:value-type="float" office:value="35.1" calcext:value-type="float">
            <text:p>35,1</text:p>
          </table:table-cell>
          <table:table-cell table:formula="of:=[.M4]/[.$L$1]" office:value-type="float" office:value="0.8775" calcext:value-type="float">
            <text:p>0,8775</text:p>
          </table:table-cell>
          <table:table-cell table:number-columns-repeated="3"/>
          <table:table-cell table:formula="of:=[.N4]-[.$O$2]" office:value-type="float" office:value="0.00400000000000011" calcext:value-type="float">
            <text:p>0,004</text:p>
          </table:table-cell>
          <table:table-cell table:formula="of:=[.R4]*[.R4]" office:value-type="float" office:value="0.0000160000000000009" calcext:value-type="float">
            <text:p>0,000016</text:p>
          </table:table-cell>
          <table:table-cell table:number-columns-repeated="3"/>
          <table:table-cell table:formula="of:=[.W2]*[.W2]" office:value-type="float" office:value="0.00267711998515726" calcext:value-type="float">
            <text:p>0,00267712</text:p>
          </table:table-cell>
          <table:table-cell table:formula="of:=[.X2]*[.X2]" office:value-type="float" office:value="0.00289917165769542" calcext:value-type="float">
            <text:p>0,0028991717</text:p>
          </table:table-cell>
        </table:table-row>
        <table:table-row table:style-name="ro1">
          <table:table-cell office:value-type="string" calcext:value-type="string">
            <text:p><text:tab/><text:tab/><text:tab/>5 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14.6" calcext:value-type="float">
            <text:p>14,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\\ \hline</text:p>
          </table:table-cell>
          <table:table-cell/>
          <table:table-cell table:formula="of:=[.D5]/[.C5]" office:value-type="float" office:value="0.73" calcext:value-type="float">
            <text:p>0,73</text:p>
          </table:table-cell>
          <table:table-cell table:formula="of:=[.H5]*[.H5]" office:value-type="float" office:value="0.5329" calcext:value-type="float">
            <text:p>0,5329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[.M5]/[.$L$1]" office:value-type="float" office:value="0.875" calcext:value-type="float">
            <text:p>0,875</text:p>
          </table:table-cell>
          <table:table-cell table:number-columns-repeated="3"/>
          <table:table-cell table:formula="of:=[.N5]-[.$O$2]" office:value-type="float" office:value="0.00150000000000006" calcext:value-type="float">
            <text:p>0,0015</text:p>
          </table:table-cell>
          <table:table-cell table:formula="of:=[.R5]*[.R5]" office:value-type="float" office:value="0.00000225000000000017" calcext:value-type="float">
            <text:p>0,000002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tab/><text:tab/><text:tab/>6 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5.4" calcext:value-type="float">
            <text:p>15,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\\ \hline</text:p>
          </table:table-cell>
          <table:table-cell/>
          <table:table-cell table:formula="of:=[.D6]/[.C6]" office:value-type="float" office:value="0.77" calcext:value-type="float">
            <text:p>0,77</text:p>
          </table:table-cell>
          <table:table-cell table:formula="of:=[.H6]*[.H6]" office:value-type="float" office:value="0.5929" calcext:value-type="float">
            <text:p>0,5929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[.M6]/[.$L$1]" office:value-type="float" office:value="0.875" calcext:value-type="float">
            <text:p>0,875</text:p>
          </table:table-cell>
          <table:table-cell table:number-columns-repeated="3"/>
          <table:table-cell table:formula="of:=[.N6]-[.$O$2]" office:value-type="float" office:value="0.00150000000000006" calcext:value-type="float">
            <text:p>0,0015</text:p>
          </table:table-cell>
          <table:table-cell table:formula="of:=[.R6]*[.R6]" office:value-type="float" office:value="0.00000225000000000017" calcext:value-type="float">
            <text:p>0,000002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tab/><text:tab/><text:tab/>7 </text:p>
          </table:table-cell>
          <table:table-cell office:value-type="float" office:value="155" calcext:value-type="float">
            <text:p>155</text:p>
          </table:table-cell>
          <table:table-cell office:value-type="float" office:value="20" calcext:value-type="float">
            <text:p>20</text:p>
          </table:table-cell>
          <table:table-cell office:value-type="float" office:value="15.7" calcext:value-type="float">
            <text:p>15,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\\ \hline</text:p>
          </table:table-cell>
          <table:table-cell/>
          <table:table-cell table:formula="of:=[.D7]/[.C7]" office:value-type="float" office:value="0.785" calcext:value-type="float">
            <text:p>0,785</text:p>
          </table:table-cell>
          <table:table-cell table:formula="of:=[.H7]*[.H7]" office:value-type="float" office:value="0.616225" calcext:value-type="float">
            <text:p>0,61622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[.M7]/[.$L$1]" office:value-type="float" office:value="0.875" calcext:value-type="float">
            <text:p>0,875</text:p>
          </table:table-cell>
          <table:table-cell table:number-columns-repeated="3"/>
          <table:table-cell table:formula="of:=[.N7]-[.$O$2]" office:value-type="float" office:value="0.00150000000000006" calcext:value-type="float">
            <text:p>0,0015</text:p>
          </table:table-cell>
          <table:table-cell table:formula="of:=[.R7]*[.R7]" office:value-type="float" office:value="0.00000225000000000017" calcext:value-type="float">
            <text:p>0,00000225</text:p>
          </table:table-cell>
          <table:table-cell table:number-columns-repeated="3"/>
          <table:table-cell office:value-type="string" calcext:value-type="string">
            <text:p>SUMA</text:p>
          </table:table-cell>
          <table:table-cell table:formula="of:=[.W4]+[.X4]" office:value-type="float" office:value="0.00557629164285268" calcext:value-type="float">
            <text:p>0,0055762916</text:p>
          </table:table-cell>
        </table:table-row>
        <table:table-row table:style-name="ro1">
          <table:table-cell office:value-type="string" calcext:value-type="string">
            <text:p><text:tab/><text:tab/><text:tab/>8 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15.9" calcext:value-type="float">
            <text:p>15,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\\ \hline</text:p>
          </table:table-cell>
          <table:table-cell/>
          <table:table-cell table:formula="of:=[.D8]/[.C8]" office:value-type="float" office:value="0.795" calcext:value-type="float">
            <text:p>0,795</text:p>
          </table:table-cell>
          <table:table-cell table:formula="of:=[.H8]*[.H8]" office:value-type="float" office:value="0.632025" calcext:value-type="float">
            <text:p>0,632025</text:p>
          </table:table-cell>
          <table:table-cell table:number-columns-repeated="3"/>
          <table:table-cell office:value-type="float" office:value="35.1" calcext:value-type="float">
            <text:p>35,1</text:p>
          </table:table-cell>
          <table:table-cell table:formula="of:=[.M8]/[.$L$1]" office:value-type="float" office:value="0.8775" calcext:value-type="float">
            <text:p>0,8775</text:p>
          </table:table-cell>
          <table:table-cell table:number-columns-repeated="3"/>
          <table:table-cell table:formula="of:=[.N8]-[.$O$2]" office:value-type="float" office:value="0.00400000000000011" calcext:value-type="float">
            <text:p>0,004</text:p>
          </table:table-cell>
          <table:table-cell table:formula="of:=[.R8]*[.R8]" office:value-type="float" office:value="0.0000160000000000009" calcext:value-type="float">
            <text:p>0,0000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tab/><text:tab/><text:tab/>9 </text:p>
          </table:table-cell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16.1" calcext:value-type="float">
            <text:p>16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\\ \hline</text:p>
          </table:table-cell>
          <table:table-cell/>
          <table:table-cell table:formula="of:=[.D9]/[.C9]" office:value-type="float" office:value="0.805" calcext:value-type="float">
            <text:p>0,805</text:p>
          </table:table-cell>
          <table:table-cell table:formula="of:=[.H9]*[.H9]" office:value-type="float" office:value="0.648025" calcext:value-type="float">
            <text:p>0,648025</text:p>
          </table:table-cell>
          <table:table-cell table:number-columns-repeated="3"/>
          <table:table-cell office:value-type="float" office:value="34.9" calcext:value-type="float">
            <text:p>34,9</text:p>
          </table:table-cell>
          <table:table-cell table:formula="of:=[.M9]/[.$L$1]" office:value-type="float" office:value="0.8725" calcext:value-type="float">
            <text:p>0,8725</text:p>
          </table:table-cell>
          <table:table-cell table:number-columns-repeated="3"/>
          <table:table-cell table:formula="of:=[.N9]-[.$O$2]" office:value-type="float" office:value="-0.001" calcext:value-type="float">
            <text:p>-0,001</text:p>
          </table:table-cell>
          <table:table-cell table:formula="of:=[.R9]*[.R9]" office:value-type="float" office:value="0.000001" calcext:value-type="float">
            <text:p>0,000001</text:p>
          </table:table-cell>
          <table:table-cell table:number-columns-repeated="3"/>
          <table:table-cell office:value-type="string" calcext:value-type="string">
            <text:p>u(g)</text:p>
          </table:table-cell>
          <table:table-cell table:formula="of:=SQRT([.X7])" office:value-type="float" office:value="0.0746745715947047" calcext:value-type="float">
            <text:p>0,0746745716</text:p>
          </table:table-cell>
        </table:table-row>
        <table:table-row table:style-name="ro1">
          <table:table-cell office:value-type="string" calcext:value-type="string">
            <text:p><text:tab/><text:tab/><text:tab/>10 </text:p>
          </table:table-cell>
          <table:table-cell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office:value-type="float" office:value="16.4" calcext:value-type="float">
            <text:p>16,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\\ \hline</text:p>
          </table:table-cell>
          <table:table-cell/>
          <table:table-cell table:formula="of:=[.D10]/[.C10]" office:value-type="float" office:value="0.82" calcext:value-type="float">
            <text:p>0,82</text:p>
          </table:table-cell>
          <table:table-cell table:formula="of:=[.H10]*[.H10]" office:value-type="float" office:value="0.6724" calcext:value-type="float">
            <text:p>0,6724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[.M10]/[.$L$1]" office:value-type="float" office:value="0.875" calcext:value-type="float">
            <text:p>0,875</text:p>
          </table:table-cell>
          <table:table-cell table:number-columns-repeated="3"/>
          <table:table-cell table:formula="of:=[.N10]-[.$O$2]" office:value-type="float" office:value="0.00150000000000006" calcext:value-type="float">
            <text:p>0,0015</text:p>
          </table:table-cell>
          <table:table-cell table:formula="of:=[.R10]*[.R10]" office:value-type="float" office:value="0.00000225000000000017" calcext:value-type="float">
            <text:p>0,000002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tab/><text:tab/><text:tab/>11 </text:p>
          </table:table-cell>
          <table:table-cell office:value-type="float" office:value="175" calcext:value-type="float">
            <text:p>175</text:p>
          </table:table-cell>
          <table:table-cell office:value-type="float" office:value="20" calcext:value-type="float">
            <text:p>20</text:p>
          </table:table-cell>
          <table:table-cell office:value-type="float" office:value="16.6" calcext:value-type="float">
            <text:p>16,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\\ \hline</text:p>
          </table:table-cell>
          <table:table-cell/>
          <table:table-cell table:formula="of:=[.D11]/[.C11]" office:value-type="float" office:value="0.83" calcext:value-type="float">
            <text:p>0,83</text:p>
          </table:table-cell>
          <table:table-cell table:formula="of:=[.H11]*[.H11]" office:value-type="float" office:value="0.6889" calcext:value-type="float">
            <text:p>0,688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tab/><text:tab/><text:tab/>12 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6.8" calcext:value-type="float">
            <text:p>16,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\\ \hline</text:p>
          </table:table-cell>
          <table:table-cell/>
          <table:table-cell table:formula="of:=[.D12]/[.C12]" office:value-type="float" office:value="0.84" calcext:value-type="float">
            <text:p>0,84</text:p>
          </table:table-cell>
          <table:table-cell table:formula="of:=[.H12]*[.H12]" office:value-type="float" office:value="0.7056" calcext:value-type="float">
            <text:p>0,7056</text:p>
          </table:table-cell>
          <table:table-cell table:number-columns-repeated="8"/>
          <table:table-cell office:value-type="string" calcext:value-type="string">
            <text:p>SUMA</text:p>
          </table:table-cell>
          <table:table-cell table:formula="of:=SUM([.S1:.S11])" office:value-type="float" office:value="0.000515000000000001" calcext:value-type="float">
            <text:p>0,0005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tab/><text:tab/><text:tab/>13 </text:p>
          </table:table-cell>
          <table:table-cell office:value-type="float" office:value="185" calcext:value-type="float">
            <text:p>185</text:p>
          </table:table-cell>
          <table:table-cell office:value-type="float" office:value="20" calcext:value-type="float">
            <text:p>20</text:p>
          </table:table-cell>
          <table:table-cell office:value-type="float" office:value="17.1" calcext:value-type="float">
            <text:p>17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\\ \hline</text:p>
          </table:table-cell>
          <table:table-cell/>
          <table:table-cell table:formula="of:=[.D13]/[.C13]" office:value-type="float" office:value="0.855" calcext:value-type="float">
            <text:p>0,855</text:p>
          </table:table-cell>
          <table:table-cell table:formula="of:=[.H13]*[.H13]" office:value-type="float" office:value="0.731025" calcext:value-type="float">
            <text:p>0,731025</text:p>
          </table:table-cell>
          <table:table-cell table:number-columns-repeated="8"/>
          <table:table-cell office:value-type="string" calcext:value-type="string">
            <text:p>SUMA/nn-1</text:p>
          </table:table-cell>
          <table:table-cell table:formula="of:=[.S12]/90" office:value-type="float" office:value="0.00000572222222222223" calcext:value-type="float">
            <text:p>5,72222222222223E-0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tab/><text:tab/><text:tab/>14 </text:p>
          </table:table-cell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  <table:table-cell office:value-type="float" office:value="17.5" calcext:value-type="float">
            <text:p>17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\\ \hline</text:p>
          </table:table-cell>
          <table:table-cell/>
          <table:table-cell table:formula="of:=[.D14]/[.C14]" office:value-type="float" office:value="0.875" calcext:value-type="float">
            <text:p>0,875</text:p>
          </table:table-cell>
          <table:table-cell table:formula="of:=[.H14]*[.H14]" office:value-type="float" office:value="0.765625" calcext:value-type="float">
            <text:p>0,765625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tab/><text:tab/><text:tab/>15 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17.7" calcext:value-type="float">
            <text:p>17,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 \\ \hline</text:p>
          </table:table-cell>
          <table:table-cell/>
          <table:table-cell table:formula="of:=[.D15]/[.C15]" office:value-type="float" office:value="0.885" calcext:value-type="float">
            <text:p>0,885</text:p>
          </table:table-cell>
          <table:table-cell table:formula="of:=[.H15]*[.H15]" office:value-type="float" office:value="0.783225" calcext:value-type="float">
            <text:p>0,783225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string" calcext:value-type="string">
            <text:p>u(l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T^2</text:p>
          </table:table-cell>
          <table:table-cell table:number-columns-repeated="5"/>
          <table:table-cell office:value-type="float" office:value="0.001" calcext:value-type="float">
            <text:p>0,001</text:p>
          </table:table-cell>
          <table:table-cell table:number-columns-repeated="9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string" calcext:value-type="string">
            <text:p>g 2 poso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(a)</text:p>
          </table:table-cell>
          <table:table-cell table:number-columns-repeated="21"/>
        </table:table-row>
        <table:table-row table:style-name="ro1">
          <table:table-cell table:formula="of:=(4*PI()*PI())/[.B25]" office:value-type="float" office:value="9.94919798496911" calcext:value-type="float">
            <text:p>9,949197985</text:p>
          </table:table-cell>
          <table:table-cell office:value-type="float" office:value="3.968" calcext:value-type="float">
            <text:p>3,968</text:p>
          </table:table-cell>
          <table:table-cell office:value-type="float" office:value="0.01" calcext:value-type="float">
            <text:p>0,01</text:p>
          </table:table-cell>
          <table:table-cell table:number-columns-repeated="21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office:value-type="string" calcext:value-type="string">
            <text:p>u(g)</text:p>
          </table:table-cell>
          <table:table-cell table:number-columns-repeated="23"/>
        </table:table-row>
        <table:table-row table:style-name="ro1">
          <table:table-cell table:formula="of:=(4*PI()*PI()*[.C25])/([.B25]*[.B25])" office:value-type="float" office:value="0.0250735836314746" calcext:value-type="float">
            <text:p>0,0250735836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23:00:57.900071806</meta:creation-date>
    <dc:date>2015-03-11T23:01:18.692893240</dc:date>
    <meta:editing-duration>P0D</meta:editing-duration>
    <meta:editing-cycles>1</meta:editing-cycles>
    <meta:document-statistic meta:table-count="1" meta:cell-count="198" meta:object-count="0"/>
    <meta:generator>LibreOffice/4.2.7.2$Linux_X86_64 LibreOffice_project/420m0$Build-2</meta:generator>
  </office:meta>
</office:document-meta>
</file>